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ohit Bengali"/>
    </style:style>
    <style:style style:name="P2" style:family="paragraph" style:parent-style-name="Standard">
      <style:text-properties style:font-name="Lohit Bengali" fo:font-weight="bold" style:font-weight-asian="bold" style:font-weight-complex="bold"/>
    </style:style>
    <style:style style:name="P3" style:family="paragraph" style:parent-style-name="Standard">
      <style:text-properties style:font-name="Lohit Bengali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Lohit Bengali" fo:font-size="13pt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text-properties style:font-name="Lohit Bengali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Lohit Bengali" fo:font-size="10pt" fo:language="pt" fo:country="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text-properties style:font-name="Lohit Bengal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text-properties style:font-name="Lohit Bengali" fo:font-size="10pt" fo:font-style="italic" style:font-size-asian="10pt" style:font-style-asian="italic" style:font-size-complex="10pt" style:font-style-complex="italic"/>
    </style:style>
    <style:style style:name="P9" style:family="paragraph" style:parent-style-name="Standard">
      <style:text-properties style:font-name="Lohit Bengali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Lohit Bengali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Lohit Bengali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text-properties style:font-name="Lohit Bengali" fo:font-style="italic" style:font-style-asian="italic" style:font-style-complex="italic"/>
    </style:style>
    <style:style style:name="P13" style:family="paragraph" style:parent-style-name="Standard">
      <style:text-properties style:font-name="Lohit Bengali" fo:font-style="italic" fo:font-weight="normal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style:font-name="Lohit Bengali"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Standard">
      <style:text-properties style:font-name="Lohit Bengali"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Standard">
      <style:text-properties style:font-name="Lohit Bengali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Lohit Bengali" fo:language="pt" fo:country="PT"/>
    </style:style>
    <style:style style:name="P18" style:family="paragraph" style:parent-style-name="Standard">
      <style:text-properties style:font-name="Lohit Bengali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fo:language="pt" fo:country="PT" style:font-size-asian="10pt" style:font-size-complex="10pt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bjetivo</text:p>
      <text:p text:style-name="P1">Reconhecer erros ocorridos e corrigi-los para criar uma aplicação estável e sem risco de invasões internas ou externas.</text:p>
      <text:p text:style-name="P1"/>
      <text:p text:style-name="P1"/>
      <text:p text:style-name="P12">Os passos abaixo irão evitar situações para alcançar nossos objetivos:</text:p>
      <text:p text:style-name="P1"/>
      <text:p text:style-name="P3">1º Passo - Evitando Hacking Steps</text:p>
      <text:p text:style-name="P1"/>
      <text:p text:style-name="P9">1 – Fingerprint <text:s/>do Ambiente</text:p>
      <text:p text:style-name="P1">Para evitar o mapeamento de um ambiente iremos bloquear execução e upload de arquivos maliciosos tais como “PHP Shell Script”.</text:p>
      <text:p text:style-name="P1">Além disso iremos tratar todos e quaisquer tipos de mensagens que mostrem caminhos fisicos de arquivos, pastas e serviços em execução para evitar tentativas de invasão/acesso não autorizadas</text:p>
      <text:p text:style-name="P7">Tempo de Execução Aproximado = 2 dias(16 horas)</text:p>
      <text:p text:style-name="P7">Arquivos que serão alterados = Todos os arquivos que recebem dados e/ou recebem arquivos.</text:p>
      <text:p text:style-name="P8"/>
      <text:p text:style-name="P10">2– Acesso ao MySQL</text:p>
      <text:p text:style-name="P11">O acesso ocorreu no importunismo de termos que zerar a senha do MySQL por causa de saída de alguns colaboradores.</text:p>
      <text:p text:style-name="P7">Tempo de Execução Aproximado = 0 dias ( Corrigido)</text:p>
      <text:p text:style-name="P12"/>
      <text:p text:style-name="P15">3 – Extração de Hashes de senhas de Usuários</text:p>
      <text:p text:style-name="P16">As senhas extraidas foram originadas de usuários do antigo “Sistema Administrativo” da Intranet feita pela RS Design. O mesmo foi descontinuado e o banco de dados retirado do ambiente novo. </text:p>
      <text:p text:style-name="P7">Tempo de Execução Aproximado = 0 dias ( Corrigido)</text:p>
      <text:p text:style-name="P13"/>
      <text:p text:style-name="P15">4 à 8 </text:p>
      <text:p text:style-name="P16">Com a descontinuação do <text:s/>“Sistema Administrativo” da Intranet feita pela RS Design, os <text:s/>passos são interrompidos</text:p>
      <text:p text:style-name="P1"/>
      <text:p text:style-name="P1"/>
      <text:p text:style-name="P1"/>
      <text:p text:style-name="P1"/>
      <text:p text:style-name="P1"><text:soft-page-break/><text:span text:style-name="T1">2º Passo – XSS Parser Filtering</text:span></text:p>
      <text:p text:style-name="P17"><text:bookmark text:name="result_box"/>Filtraremos todos os dados enviados a partir do cliente(browser), incluindo dados pelo usuário, User-Agent <text:s/>Headers e Cookies.<text:line-break/>Todos os dados rebidos do cliente(browser) que será exibido em uma página da Web será codificado em HTML para garantir que o conteúdo é apresentado como texto em vez de um elemento HTML, JavaScript ou XML, evitando assim que conteudos maliciosos sejam enviados para a aplicação.</text:p>
      <text:p text:style-name="P6">Tempo de Execução Aproximado = 5 dias (40 horas)</text:p>
      <text:p text:style-name="P6">Arquivos que serão alterados = Todos os arquivos da Intranet e de suas ferramentas </text:p>
      <text:p text:style-name="P12"/>
      <text:p text:style-name="P15">3º Passo – Anti SQL Injection</text:p>
      <text:p text:style-name="P16">Iremos realizar funcionalidades anti SQL injection em três areas: validação de dados inputados, criação de querys e segurança de banco de dados.</text:p>
      <text:p text:style-name="P16">Todos os dados recebidos do cliente(browser) serão validados de acordo com cada contexto e tipo de dado, além do uso de Active Record para evitar qualquer tipo de injeção de SQL. Todas as querys serão preparadas em pre-compiladas através do uso de stored procedures internas evitando quaisquer tipo de inválidade de dados e/ou erros na aplicação. Iremos abolir do sistema quaisquer ações que usem de concatenação de strings e ultilizaremos funções que irão preparar os dados para execução. Também será ultilizado o uso do controle de acesso para evitar que mesmo após os filtros ações como “DROP, ALTER e TRUNCATE” sejam executadas. Todas essas ações evitaram ao máximo quaisquer tipos de execuções não autorizadas</text:p>
      <text:p text:style-name="P6">Tempo de Execução Aproximado = 7,5 dias (60 horas)</text:p>
      <text:p text:style-name="P6">Arquivos que serão alterados = Todos as Models e BS da Intranet e de suas ferramentas </text:p>
      <text:p text:style-name="P13"/>
      <text:p text:style-name="P15">4º Passo – Abolir Listagem de Diretórios</text:p>
      <text:p text:style-name="P16">Todos os diretórios e arquivos da aplicação passarão pelo controle de acesso interno evitando qualquer tipo de listagem inapropriada e que o conteudo de arquivos sejam abertos.</text:p>
      <text:p text:style-name="P6">Tempo de Execução Aproximado = 2 dias (16 horas)</text:p>
      <text:p text:style-name="P6">Arquivos que serão alterados = Todos os Diretórios da Intranet, de suas ferramentas e arquivos .htaccess para controle de acesso</text:p>
      <text:p text:style-name="P16"/>
      <text:p text:style-name="P16"/>
      <text:p text:style-name="P16"/>
      <text:p text:style-name="P16"/>
      <text:p text:style-name="P16"/>
      <text:p text:style-name="P15"><text:soft-page-break/>5º Passo – Anti-Clickjacking/Framekiller</text:p>
      <text:p text:style-name="P15"><text:span text:style-name="T2">Será bloqueado o uso de frames e iframes na intranet. Além disso através do Framekiller, iremos prevenir que usuários maliciosos utilizem a intranet através de iframes</text:span></text:p>
      <text:p text:style-name="P14"><text:span text:style-name="T3">Tempo de Execução Aproximado = 4 horas</text:span></text:p>
      <text:p text:style-name="P14"><text:span text:style-name="T3">Arquivos que serão alterados = Todos os arquivos da Intranet e de suas ferramentas </text:span><text:span text:style-name="T4"><text:s/></text:span><text:span text:style-name="T5"><text:s/></text:span></text:p>
      <text:p text:style-name="P15"/>
      <text:p text:style-name="P15">6º Passo – Cookies</text:p>
      <text:p text:style-name="P16">A sessão de usuários da aplicação serão mudadas para ocorrerem através do banco de dados e de tokens que serão todos criptografadas com uso de uma chave de 256 Bits, isso irá evitar que usuários maliciosos vejam dados importantes da sessão atual</text:p>
      <text:p text:style-name="P14"><text:span text:style-name="T3">Tempo de Execução Aproximado = 3 dias (24 horas)</text:span></text:p>
      <text:p text:style-name="P14"><text:span text:style-name="T3">Arquivos que serão alterados = Todos os arquivos da Intranet e de suas ferramentas </text:span><text:span text:style-name="T4"><text:s/></text:span><text:span text:style-name="T5"><text:s/></text:span></text:p>
      <text:p text:style-name="P1"/>
      <text:p text:style-name="P2">7ª Passo – Corrigir HTTP Error 500.</text:p>
      <text:p text:style-name="P18">Corrigir todos os arquivos abaixo que estão com erro 500</text:p>
      <text:p text:style-name="P14"><text:span text:style-name="T3">Tempo de Execução Aproximado = 1 dia (8 horas)</text:span></text:p>
      <text:p text:style-name="P14"><text:span text:style-name="T3">Arquivos que serão alterados: </text:span></text:p>
      <text:p text:style-name="P5">http://mail.scopel.com.br:8888/informativos/detalhes/rs-links.php</text:p>
      <text:p text:style-name="P5">http://mail.scopel.com.br:8888/informativos/detalhes/intranet/biblioteca</text:p>
      <text:p text:style-name="P5">http://mail.scopel.com.br:8888/avisos/detalhes/rs-links.php</text:p>
      <text:p text:style-name="P5">http://mail.scopel.com.br:8888/avisos/detalhes/intranet/biblioteca</text:p>
      <text:p text:style-name="P5">http://mail.scopel.com.br:8888/intranet/biblioteca/item/votar</text:p>
      <text:p text:style-name="P5">http://mail.scopel.com.br:8888/intranet/biblioteca/detalhes-item/rs-links.php</text:p>
      <text:p text:style-name="P5">http://mail.scopel.com.br:8888/intranet/biblioteca/detalhes-item/intranet/biblioteca</text:p>
      <text:p text:style-name="P5">http://mail.scopel.com.br:8888/busca</text:p>
      <text:p text:style-name="P5">http://mail.scopel.com.br:8888/biblioteca/emprestimo/solicitar-prereserva</text:p>
      <text:p text:style-name="P5">http://mail.scopel.com.br:8888/biblioteca/emprestimo/solicitar-emprestimo</text:p>
      <text:p text:style-name="P2"/>
      <text:p text:style-name="P3">Conclusão</text:p>
      <text:p text:style-name="P4">Após a correção dos termos citados a aplicação se tornará menos vunerável, evitando ao máximo o acesso não-autorizado e vulnerabilidades internas e externas. Acreditamos que também devemos colocar a aplicação em ambiente com protocolo seguro criptografado (SSL) com chave de 256 bits para evitar que dados sejam roubados durante a transação de informações.</text:p>
      <text:p text:style-name="P1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ohit Bengali" svg:font-family="'Lohit Bengal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vi </meta:initial-creator>
    <meta:creation-date>2012-05-15T21:43:54</meta:creation-date>
    <dc:date>2012-05-15T23:55:00</dc:date>
    <dc:creator>Levi </dc:creator>
    <meta:editing-duration>PT1H9M37S</meta:editing-duration>
    <meta:editing-cycles>2</meta:editing-cycles>
    <meta:generator>LibreOffice/3.4$Unix LibreOffice_project/340m1$Build-402</meta:generator>
    <meta:document-statistic meta:table-count="0" meta:image-count="0" meta:object-count="0" meta:page-count="3" meta:paragraph-count="54" meta:word-count="746" meta:character-count="5209" meta:non-whitespace-character-count="4492"/>
  </office:meta>
</office:document-meta>
</file>